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9.5pt"/>
    </style:style>
    <style:style style:name="co2" style:family="table-column">
      <style:table-column-properties fo:break-before="auto" style:column-width="31.86pt"/>
    </style:style>
    <style:style style:name="co3" style:family="table-column">
      <style:table-column-properties fo:break-before="auto" style:column-width="64.29pt"/>
    </style:style>
    <style:style style:name="co4" style:family="table-column">
      <style:table-column-properties fo:break-before="auto" style:column-width="45.01pt"/>
    </style:style>
    <style:style style:name="co5" style:family="table-column">
      <style:table-column-properties fo:break-before="auto" style:column-width="99.04pt"/>
    </style:style>
    <style:style style:name="co6" style:family="table-column">
      <style:table-column-properties fo:break-before="auto" style:column-width="98.25pt"/>
    </style:style>
    <style:style style:name="co7" style:family="table-column">
      <style:table-column-properties fo:break-before="auto" style:column-width="81.3pt"/>
    </style:style>
    <style:style style:name="co8" style:family="table-column">
      <style:table-column-properties fo:break-before="auto" style:column-width="89.01pt"/>
    </style:style>
    <style:style style:name="co9" style:family="table-column">
      <style:table-column-properties fo:break-before="auto" style:column-width="55.81pt"/>
    </style:style>
    <style:style style:name="co10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200"/>
    </style:style>
  </office:automatic-styles>
  <office:body>
    <office:spreadsheet>
      <table:calculation-settings table:automatic-find-labels="false" table:use-regular-expressions="false" table:use-wildcards="true"/>
      <table:table table:name="per_slate_char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row table:style-name="ro1">
          <table:table-cell/>
          <table:table-cell office:value-type="string" calcext:value-type="string">
            <text:p>Slate</text:p>
          </table:table-cell>
          <table:table-cell office:value-type="string" calcext:value-type="string">
            <text:p>Model Letter</text:p>
          </table:table-cell>
          <table:table-cell office:value-type="string" calcext:value-type="string">
            <text:p>Network</text:p>
          </table:table-cell>
          <table:table-cell office:value-type="string" calcext:value-type="string">
            <text:p>Separation_Scheme</text:p>
          </table:table-cell>
          <table:table-cell office:value-type="string" calcext:value-type="string">
            <text:p>Mean Metric</text:p>
          </table:table-cell>
          <table:table-cell office:value-type="string" calcext:value-type="string">
            <text:p>Best Metric</text:p>
          </table:table-cell>
          <table:table-cell office:value-type="string" calcext:value-type="string">
            <text:p>Best Input Days</text:p>
          </table:table-cell>
          <table:table-cell office:value-type="string" calcext:value-type="string">
            <text:p>Best Output Days</text:p>
          </table:table-cell>
          <table:table-cell office:value-type="string" calcext:value-type="string">
            <text:p>Best Base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00598031888142" calcext:value-type="float">
            <text:p>0.500598031888142</text:p>
          </table:table-cell>
          <table:table-cell office:value-type="float" office:value="0.587176751431391" calcext:value-type="float">
            <text:p>0.587176751431391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791059345145502" calcext:value-type="float">
            <text:p>0.791059345145502</text:p>
          </table:table-cell>
          <table:table-cell office:value-type="float" office:value="0.83480590681532" calcext:value-type="float">
            <text:p>0.8348059068153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J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50050611066384" calcext:value-type="float">
            <text:p>0.650050611066384</text:p>
          </table:table-cell>
          <table:table-cell office:value-type="float" office:value="0.718655051545645" calcext:value-type="float">
            <text:p>0.718655051545645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M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.660780914178356" calcext:value-type="float">
            <text:p>0.660780914178356</text:p>
          </table:table-cell>
          <table:table-cell office:value-type="float" office:value="0.726243455293513" calcext:value-type="float">
            <text:p>0.72624345529351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N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0.800135856217056" calcext:value-type="float">
            <text:p>0.800135856217056</text:p>
          </table:table-cell>
          <table:table-cell office:value-type="float" office:value="0.839202846966742" calcext:value-type="float">
            <text:p>0.839202846966742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Q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0.524470339237966" calcext:value-type="float">
            <text:p>0.524470339237966</text:p>
          </table:table-cell>
          <table:table-cell office:value-type="float" office:value="0.58268117151072" calcext:value-type="float">
            <text:p>0.58268117151072</text:p>
          </table:table-cell>
          <table:table-cell office:value-type="float" office:value="60" calcext:value-type="float">
            <text:p>60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T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783463635062152" calcext:value-type="float">
            <text:p>0.783463635062152</text:p>
          </table:table-cell>
          <table:table-cell office:value-type="float" office:value="0.837985785055671" calcext:value-type="float">
            <text:p>0.837985785055671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V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0.642589231565239" calcext:value-type="float">
            <text:p>0.642589231565239</text:p>
          </table:table-cell>
          <table:table-cell office:value-type="float" office:value="0.725548470856276" calcext:value-type="float">
            <text:p>0.725548470856276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W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1714205319573" calcext:value-type="float">
            <text:p>0.801714205319573</text:p>
          </table:table-cell>
          <table:table-cell office:value-type="float" office:value="0.840909073483353" calcext:value-type="float">
            <text:p>0.84090907348335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Y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" office:value-type="float" office:value="0.805408349221627" calcext:value-type="float">
            <text:p>0.805408349221627</text:p>
          </table:table-cell>
          <table:table-cell table:style-name="ce1" office:value-type="float" office:value="0.843083677019199" calcext:value-type="float">
            <text:p>0.843083677019199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A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.522917897989787" calcext:value-type="float">
            <text:p>0.522917897989787</text:p>
          </table:table-cell>
          <table:table-cell office:value-type="float" office:value="0.566707619884436" calcext:value-type="float">
            <text:p>0.566707619884436</text:p>
          </table:table-cell>
          <table:table-cell office:value-type="float" office:value="60" calcext:value-type="float">
            <text:p>60</text:p>
          </table:table-cell>
          <table:table-cell office:value-type="float" office:value="1" calcext:value-type="float">
            <text:p>1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B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0.801022746582147" calcext:value-type="float">
            <text:p>0.801022746582147</text:p>
          </table:table-cell>
          <table:table-cell office:value-type="float" office:value="0.838989940307333" calcext:value-type="float">
            <text:p>0.838989940307333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AD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773884977157015" calcext:value-type="float">
            <text:p>0.773884977157015</text:p>
          </table:table-cell>
          <table:table-cell office:value-type="float" office:value="0.829746678879868" calcext:value-type="float">
            <text:p>0.829746678879868</text:p>
          </table:table-cell>
          <table:table-cell office:value-type="float" office:value="30" calcext:value-type="float">
            <text:p>30</text:p>
          </table:table-cell>
          <table:table-cell office:value-type="float" office:value="1" calcext:value-type="float">
            <text:p>1</text:p>
          </table:table-cell>
          <table:table-cell office:value-type="float" office:value="64" calcext:value-type="float">
            <text:p>64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5"/>
          <table:table-cell table:formula="of:=MAX([.F2:.F14])" office:value-type="float" office:value="0.805408349221627" calcext:value-type="float">
            <text:p>0.805408349221627</text:p>
          </table:table-cell>
          <table:table-cell table:formula="of:=MAX([.G2:.G14])" office:value-type="float" office:value="0.843083677019199" calcext:value-type="float">
            <text:p>0.843083677019199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9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3-09-18T15:52:26.695966587</dc:date>
    <meta:editing-duration>PT33S</meta:editing-duration>
    <meta:editing-cycles>1</meta:editing-cycles>
    <meta:document-statistic meta:table-count="1" meta:cell-count="141" meta:object-count="0"/>
    <meta:generator>LibreOffice/6.0.7.3$Linux_X86_64 LibreOffice_project/00m0$Build-3</meta:generator>
  </office:meta>
</office:document-meta>
</file>